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entury Gothic" svg:font-family="'Century Gothic'"/>
    <style:font-face style:name="Lucida Grande" svg:font-family="'Lucida Grande'" style:font-family-generic="swiss"/>
    <style:font-face style:name="Lucida Sans1" svg:font-family="'Lucida Sans'" style:font-family-generic="swiss"/>
    <style:font-face style:name="Andale Mono" svg:font-family="'Andale Mono'" style:font-pitch="fixed"/>
    <style:font-face style:name="American Typewriter" svg:font-family="'American Typewriter'" style:font-family-generic="modern" style:font-pitch="fixed"/>
    <style:font-face style:name="Menlo" svg:font-family="Menl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 fo:background-color="transparent">
        <style:background-image/>
      </style:paragraph-properties>
    </style:style>
    <style:style style:name="P3" style:family="paragraph" style:parent-style-name="Standard">
      <style:paragraph-properties fo:line-height="100%" fo:background-color="transparent">
        <style:background-image/>
      </style:paragraph-properties>
    </style:style>
    <style:style style:name="P4" style:family="paragraph" style:parent-style-name="Standard">
      <style:paragraph-properties fo:line-height="100%" fo:background-color="transparent">
        <style:background-image/>
      </style:paragraph-properties>
      <style:text-properties style:font-name="Menlo" fo:font-size="10pt" style:font-size-asian="10pt" style:font-size-complex="10pt"/>
    </style:style>
    <style:style style:name="P5" style:family="paragraph" style:parent-style-name="Standard" style:list-style-name="L1"/>
    <style:style style:name="P6" style:family="paragraph" style:parent-style-name="Standard">
      <style:paragraph-properties fo:line-height="150%" fo:background-color="transparent">
        <style:background-image/>
      </style:paragraph-properties>
    </style:style>
    <style:style style:name="P7" style:family="paragraph" style:parent-style-name="Standard">
      <style:paragraph-properties fo:line-height="100%" fo:background-color="transparent">
        <style:background-image/>
      </style:paragraph-properties>
      <style:text-properties style:font-name="Andale Mono" fo:font-size="10pt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o Rio Grande do Norte</text:p>
      <text:p text:style-name="P1">IMD0041 – Introdução a Organização e Arquitetura de Computadores</text:p>
      <text:p text:style-name="P1">Lista de Exercícios III – 03/03/2016</text:p>
      <text:p text:style-name="Standard"/>
      <text:p text:style-name="Standard">Instruções:</text:p>
      <text:list xml:id="list2264531077022494566" text:style-name="L1">
        <text:list-item>
          <text:p text:style-name="P5">Atividade individual;</text:p>
        </text:list-item>
        <text:list-item>
          <text:p text:style-name="P5">Entrega no final da aula, via SIGAA</text:p>
        </text:list-item>
      </text:list>
      <text:p text:style-name="Standard"/>
      <text:p text:style-name="P2"/>
      <text:p text:style-name="P2">1. Explique o que faz cada instrução do programa</text:p>
      <text:p text:style-name="P2">2. Demonstre, em pseudo-código ou em C, uma implementação em em alto nível que faça a mesma coisa que o código assembly.</text:p>
      <text:p text:style-name="P2">3. O que faz o programa lab5.asm?</text:p>
      <text:p text:style-name="P2">4. Explique a diferença desse programa para o lab4.asm.</text:p>
      <text:p text:style-name="P2">5. Qual seria o algoritmo do exemplo?</text:p>
      <text:p text:style-name="P2">6. É o mesmo que o algoritmo anterior?</text:p>
      <text:p text:style-name="P2">7. O que faz o programa abaixo? Reponda em pseudo-código ou em c</text:p>
      <text:p text:style-name="P2">8. Implemente e simule em assembly MIPS o algoritmo abaixo:</text:p>
      <text:p text:style-name="P7">int num1, num2, resultado;</text:p>
      <text:p text:style-name="P7">printf("Digite o primeiro numero: \n");</text:p>
      <text:p text:style-name="P7">scanf("%d", &amp;num1);</text:p>
      <text:p text:style-name="P7">printf("Digite o segundo numero: \n");</text:p>
      <text:p text:style-name="P7">scanf("%d", &amp;num2);</text:p>
      <text:p text:style-name="P7">if (num1==0) faça</text:p>
      <text:p text:style-name="P7"><text:s text:c="6"/>num1 = num1+num2-1;</text:p>
      <text:p text:style-name="P7">else</text:p>
      <text:p text:style-name="P7"><text:s text:c="6"/>num1 = num1-num2+1;</text:p>
      <text:p text:style-name="P7">printf("O resultado e: %d\n", num1);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entury Gothic" svg:font-family="'Century Gothic'"/>
    <style:font-face style:name="Lucida Grande" svg:font-family="'Lucida Grande'" style:font-family-generic="swiss"/>
    <style:font-face style:name="Lucida Sans1" svg:font-family="'Lucida Sans'" style:font-family-generic="swiss"/>
    <style:font-face style:name="Andale Mono" svg:font-family="'Andale Mono'" style:font-pitch="fixed"/>
    <style:font-face style:name="American Typewriter" svg:font-family="'American Typewriter'" style:font-family-generic="modern" style:font-pitch="fixed"/>
    <style:font-face style:name="Menlo" svg:font-family="Menl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21:11:23</meta:creation-date>
    <dc:date>2016-03-03T08:57:06</dc:date>
    <meta:editing-duration>PT13M13S</meta:editing-duration>
    <meta:editing-cycles>4</meta:editing-cycles>
    <meta:generator>OpenOffice.org/3.4.1$Unix OpenOffice.org_project/341m1$Build-9593</meta:generator>
    <meta:document-statistic meta:table-count="0" meta:image-count="0" meta:object-count="0" meta:page-count="1" meta:paragraph-count="24" meta:word-count="152" meta:character-count="916"/>
  </office:meta>
</office:document-meta>
</file>